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59b" officeooo:paragraph-rsid="0008859b"/>
    </style:style>
    <style:style style:name="T1" style:family="text">
      <style:text-properties officeooo:rsid="00095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for compiling &amp; running the tests</text:p>
      <text:p text:style-name="P1"/>
      <text:p text:style-name="P1">1. Download the updated source code</text:p>
      <text:p text:style-name="P1">2. Edit the MakeFiles to reflect your directory structure</text:p>
      <text:p text:style-name="P1">3. In the src folder, enter: “make db” into the command line interface</text:p>
      <text:p text:style-name="P1">4. In the command line interface, enter: “script”</text:p>
      <text:p text:style-name="P1">5. In the src folder, enter: “make tests” into the command line interface</text:p>
      <text:p text:style-name="P1">6. On your keyboard by pressing Ctrl-D</text:p>
      <text:p text:style-name="P1"/>
      <text:p text:style-name="P1">* If you want to make changes to the test file, we have outlined the <text:span text:style-name="T1">procedure for</text:span> add<text:span text:style-name="T1">ing</text:span>/modify<text:span text:style-name="T1">ing</text:span> the <text:s/><text:span text:style-name="T1">tuples</text:span> in the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13:47:28.662475880</meta:creation-date>
    <dc:date>2016-06-26T14:08:12.454123788</dc:date>
    <meta:editing-duration>PT9M33S</meta:editing-duration>
    <meta:editing-cycles>1</meta:editing-cycles>
    <meta:document-statistic meta:table-count="0" meta:image-count="0" meta:object-count="0" meta:page-count="1" meta:paragraph-count="8" meta:word-count="86" meta:character-count="494" meta:non-whitespace-character-count="415"/>
    <meta:generator>LibreOffice/5.1.2.2$Linux_X86_64 LibreOffice_project/10m0$Build-2</meta:generator>
  </office:meta>
</office:document-meta>
</file>